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color="#1c3687" style:font-name="Georgia" fo:font-weight="bold" style:font-weight-asian="bold" style:font-weight-complex="bold"/>
    </style:style>
    <style:style style:name="P2" style:family="paragraph" style:parent-style-name="Standard">
      <style:text-properties fo:color="#000000" style:font-name="Georgia" fo:font-weight="bold" style:font-weight-asian="bold" style:font-weight-complex="bold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 style:list-style-name="WWNum3">
      <style:paragraph-properties fo:text-align="start" style:justify-single-word="false"/>
    </style:style>
    <style:style style:name="P5" style:family="paragraph" style:parent-style-name="Standard" style:list-style-name="WWNum4">
      <style:paragraph-properties fo:text-align="start" style:justify-single-word="false"/>
    </style:style>
    <style:style style:name="P6" style:family="paragraph" style:parent-style-name="Standard" style:list-style-name="WWNum5">
      <style:paragraph-properties fo:text-align="start" style:justify-single-word="false"/>
    </style:style>
    <style:style style:name="P7" style:family="paragraph" style:parent-style-name="Standard">
      <style:text-properties style:font-name="Georgia" fo:font-size="10pt" style:font-size-asian="10pt" style:font-size-complex="10pt"/>
    </style:style>
    <style:style style:name="P8" style:family="paragraph" style:parent-style-name="Standard">
      <style:text-properties style:font-name="Georgia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fo:font-size="10pt" style:font-size-asian="10pt"/>
    </style:style>
    <style:style style:name="P13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14" style:family="paragraph" style:parent-style-name="Standard" style:list-style-name="">
      <style:paragraph-properties fo:margin-left="1.27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Georgia" fo:font-size="10pt" style:text-underline-style="none" style:font-size-asian="10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ext_20_body" style:list-style-name="WWNum6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</style:style>
    <style:style style:name="P19" style:family="paragraph" style:parent-style-name="Preformatted_20_Text" style:list-style-name="WWNum6">
      <style:paragraph-properties fo:margin-top="0cm" fo:margin-bottom="0.499cm" loext:contextual-spacing="false"/>
    </style:style>
    <style:style style:name="P20" style:family="paragraph" style:parent-style-name="Preformatted_20_Text" style:list-style-name="WWNum7">
      <style:paragraph-properties fo:margin-top="0cm" fo:margin-bottom="0.499cm" loext:contextual-spacing="false"/>
    </style:style>
    <style:style style:name="P21" style:family="paragraph" style:parent-style-name="Preformatted_20_Text" style:list-style-name="">
      <style:paragraph-properties fo:margin-left="1.27cm" fo:margin-right="0cm" fo:margin-top="0cm" fo:margin-bottom="0.499cm" loext:contextual-spacing="false" fo:text-indent="0cm" style:auto-text-indent="false"/>
    </style:style>
    <style:style style:name="P22" style:family="paragraph" style:parent-style-name="Preformatted_20_Text" style:list-style-name="">
      <style:paragraph-properties fo:margin-left="1.27cm" fo:margin-right="0cm" fo:margin-top="0cm" fo:margin-bottom="0.499cm" loext:contextual-spacing="false" fo:text-indent="0cm" style:auto-text-indent="false"/>
      <style:text-properties style:font-name="Georgia"/>
    </style:style>
    <style:style style:name="T1" style:family="text">
      <style:text-properties fo:color="#1c3687" style:font-name="Georgia" fo:font-weight="bold" style:font-weight-asian="bold" style:font-weight-complex="bold"/>
    </style:style>
    <style:style style:name="T2" style:family="text">
      <style:text-properties fo:color="#000000" style:font-name="Georgia" fo:font-weight="bold" style:font-weight-asian="bold" style:font-weight-complex="bold"/>
    </style:style>
    <style:style style:name="T3" style:family="text">
      <style:text-properties fo:color="#5565af" style:font-name="Georgia" fo:font-size="10pt" style:text-underline-style="none" style:font-size-asian="10pt"/>
    </style:style>
    <style:style style:name="T4" style:family="text">
      <style:text-properties fo:color="#5565af" style:font-name="Georgia" fo:font-size="10pt" style:font-size-asian="10pt" style:font-size-complex="10pt"/>
    </style:style>
    <style:style style:name="T5" style:family="text">
      <style:text-properties fo:color="#5565af" style:font-name="Georgia" style:text-underline-style="none"/>
    </style:style>
    <style:style style:name="T6" style:family="text">
      <style:text-properties fo:color="#5565af" style:text-underline-style="none"/>
    </style:style>
    <style:style style:name="T7" style:family="text">
      <style:text-properties style:font-name="Georgia"/>
    </style:style>
    <style:style style:name="T8" style:family="text">
      <style:text-properties style:font-name="Georgia" fo:font-size="10pt" style:text-underline-style="none" style:font-size-asian="10pt"/>
    </style:style>
    <style:style style:name="T9" style:family="text">
      <style:text-properties style:font-name="Georgia" fo:font-size="10pt" style:font-size-asian="10pt"/>
    </style:style>
    <style:style style:name="T10" style:family="text">
      <style:text-properties style:font-name="Georgia" fo:font-size="10pt" style:font-size-asian="10pt" style:font-size-complex="10pt"/>
    </style:style>
    <style:style style:name="T11" style:family="text">
      <style:text-properties style:font-name="Georgia" style:text-underline-style="none"/>
    </style:style>
    <style:style style:name="T12" style:family="text">
      <style:text-properties style:font-name="Georgia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Georgia" fo:font-size="9pt" style:font-size-asian="9pt" style:font-size-complex="9pt"/>
    </style:style>
    <style:style style:name="T14" style:family="text">
      <style:text-properties fo:color="#3c3c3c" style:font-name="Georgia" fo:font-size="10pt" style:text-underline-style="none" style:font-size-asian="10pt"/>
    </style:style>
    <style:style style:name="T15" style:family="text">
      <style:text-properties fo:color="#3c3c3c" style:font-name="Georgia" fo:font-size="10pt" style:text-underline-style="solid" style:text-underline-width="auto" style:text-underline-color="font-color" style:font-size-asian="10pt"/>
    </style:style>
    <style:style style:name="T16" style:family="text">
      <style:text-properties fo:color="#3c3c3c" style:font-name="Georgia"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color="#ef413d" style:font-name="Georgia" fo:font-size="10pt" style:font-size-asian="10pt" style:font-size-complex="10pt"/>
    </style:style>
    <style:style style:name="T18" style:family="text">
      <style:text-properties fo:color="#ef413d" style:font-name="Georgia" fo:font-size="10pt" fo:font-weight="normal" style:font-size-asian="10pt" style:font-weight-asian="normal" style:font-size-complex="10pt" style:font-weight-complex="normal"/>
    </style:style>
    <style:style style:name="T19" style:family="text">
      <style:text-properties fo:color="#ef413d" style:font-name="Georgia" fo:font-size="9pt" style:font-size-asian="9pt" style:font-size-complex="9pt"/>
    </style:style>
    <style:style style:name="T20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PHASE 1: Run docker images of MySQL and microservices together independently</text:span></text:p>
      <text:p text:style-name="P1"/>
      <text:p text:style-name="Standard"><text:span text:style-name="T2">To work with MySQL docker image</text:span></text:p>
      <text:p text:style-name="P2"/>
      <text:list xml:id="list3236948818" text:style-name="WWNum2">
        <text:list-item>
          <text:p text:style-name="P3"><text:span text:style-name="T3">To download the mysql image from docker hub repository</text:span></text:p>
        </text:list-item>
      </text:list>
      <text:p text:style-name="P9"><text:span text:style-name="T8"><text:tab/>docker pull </text:span><text:span text:style-name="T14">mysql</text:span><text:span text:style-name="T8">:8.0.22</text:span></text:p>
      <text:p text:style-name="P10"/>
      <text:list xml:id="list2040497578" text:style-name="WWNum3">
        <text:list-item>
          <text:p text:style-name="P4"><text:span text:style-name="T3">One time activity to run the mysql with the following details: </text:span></text:p>
        </text:list-item>
      </text:list>
      <text:p text:style-name="P14"><text:span text:style-name="T3">root_password=bjjd,</text:span></text:p>
      <text:p text:style-name="P14"><text:span text:style-name="T3">sql_user=project-user,</text:span></text:p>
      <text:p text:style-name="P14"><text:span text:style-name="T3">sql_password=pass379,</text:span></text:p>
      <text:p text:style-name="P14"><text:span text:style-name="T3">sql_database=project-db</text:span></text:p>
      <text:p text:style-name="P13"><text:span text:style-name="T8">docker run --detach --</text:span><text:span text:style-name="T14">env</text:span><text:span text:style-name="T8"> MYSQL_ROOT_PASSWORD=</text:span><text:span text:style-name="T14">bjjd</text:span><text:span text:style-name="T8"> --</text:span><text:span text:style-name="T14">env</text:span><text:span text:style-name="T8"> MYSQL_USER=project-user --</text:span><text:span text:style-name="T14">env</text:span><text:span text:style-name="T8"> MYSQL_PASSWORD=pass379 --</text:span><text:span text:style-name="T14">env</text:span><text:span text:style-name="T8"> MYSQL_DATABASE=project-</text:span><text:span text:style-name="T14">db</text:span><text:span text:style-name="T8"> --name </text:span><text:span text:style-name="T14">mysql</text:span><text:span text:style-name="T8"> --publish 3306:3306 </text:span><text:span text:style-name="T14">mysql</text:span><text:span text:style-name="T8">:8.0.22</text:span></text:p>
      <text:p text:style-name="P15"/>
      <text:list xml:id="list3865098688" text:style-name="WWNum4">
        <text:list-item>
          <text:p text:style-name="P5"><text:span text:style-name="T3">Every time to run mysql</text:span></text:p>
        </text:list-item>
      </text:list>
      <text:p text:style-name="P9"><text:span text:style-name="T8"><text:tab/>docker start </text:span><text:span text:style-name="T14">mysql</text:span></text:p>
      <text:p text:style-name="P12"/>
      <text:list xml:id="list1955314704" text:style-name="WWNum5">
        <text:list-item>
          <text:p text:style-name="P6"><text:span text:style-name="T3">Download MySQL Workbench IDE for mysql</text:span><text:span text:style-name="T7">8.0.22 </text:span></text:p>
        </text:list-item>
      </text:list>
      <text:p text:style-name="Text_20_body"><text:span text:style-name="T7"><text:tab/></text:span><text:span text:style-name="T10">https://dev.mysql.com/downloads/workbench/</text:span></text:p>
      <text:p text:style-name="Standard"><text:span text:style-name="T12">To work with microservice application: project-mgmt-service</text:span></text:p>
      <text:p text:style-name="P8"/>
      <text:list xml:id="list220819415826066" text:continue-list="list3236948818" text:style-name="WWNum2">
        <text:list-item>
          <text:p text:style-name="P3"><text:span text:style-name="T3">To build the projectdownload the mysql image from docker hub repository</text:span></text:p>
        </text:list-item>
      </text:list>
      <text:p text:style-name="P9"><text:span text:style-name="T8"><text:tab/></text:span><text:span text:style-name="T15">mvn</text:span><text:span text:style-name="T8"> clean install -DskipTestCase=true</text:span></text:p>
      <text:p text:style-name="P10"/>
      <text:list xml:id="list220820288590660" text:continue-numbering="true" text:style-name="WWNum2">
        <text:list-item>
          <text:p text:style-name="P3"><text:span text:style-name="T3">To build the docker image</text:span></text:p>
        </text:list-item>
      </text:list>
      <text:p text:style-name="P9"><text:span text:style-name="T9"><text:tab/>docker image build -t project-</text:span><text:span text:style-name="T15">mgmt</text:span><text:span text:style-name="T9">-service:0.0.1-RELEASE .</text:span></text:p>
      <text:p text:style-name="P10"/>
      <text:list xml:id="list220821082602549" text:continue-numbering="true" text:style-name="WWNum2">
        <text:list-item>
          <text:p text:style-name="P3"><text:span text:style-name="T3">To run the docker image of project-mgmt-service where RDS_HOSTNAME is mysql (name of the mysql docker container)</text:span></text:p>
        </text:list-item>
      </text:list>
      <text:p text:style-name="P9"><text:span text:style-name="T9"><text:tab/>docker run -p 5379:5379 --link=</text:span><text:span text:style-name="T15">mysql</text:span><text:span text:style-name="T9"> --</text:span><text:span text:style-name="T15">env</text:span><text:span text:style-name="T9"> RDS_HOSTNAME=</text:span><text:span text:style-name="T15">mysql</text:span><text:span text:style-name="T9"> project-</text:span><text:span text:style-name="T15">mgmt</text:span><text:span text:style-name="T9">-service:0.0.1-RELEASE</text:span></text:p>
      <text:p text:style-name="P11"/>
      <text:p text:style-name="Standard"><text:span text:style-name="T1">PHASE 2: Using docker-compose to run docker images of MySQL and microservices in one go</text:span></text:p>
      <text:p text:style-name="P11"/>
      <text:p text:style-name="Standard"><text:span text:style-name="T10">It would be diffucult for every time to remember these two long commands for running mysql docker and application docker.</text:span></text:p>
      <text:p text:style-name="P7"/>
      <text:p text:style-name="Standard"><text:span text:style-name="T4">1. To run the mysql docker:</text:span></text:p>
      <text:p text:style-name="P18"><text:span text:style-name="Source_20_Text"><text:span text:style-name="T10">docker run --detach --env MYSQL_ROOT_PASSWORD=bjjd --env MYSQL_USER=project-user --env MYSQL_PASSWORD=pass379 --env MYSQL_DATABASE=project-db --name mysql --publish 3306:3306 mysql:8.0.22</text:span></text:span></text:p>
      <text:p text:style-name="P18"><text:span text:style-name="Source_20_Text"><text:span text:style-name="T4">2. To the application</text:span></text:span></text:p>
      <text:p text:style-name="P18"><text:span text:style-name="Source_20_Text"><text:span text:style-name="T10">docker run -p 5379:5379 --link=</text:span></text:span><text:span text:style-name="Source_20_Text"><text:span text:style-name="T16">mysql</text:span></text:span><text:span text:style-name="Source_20_Text"><text:span text:style-name="T10"> --</text:span></text:span><text:span text:style-name="Source_20_Text"><text:span text:style-name="T16">env</text:span></text:span><text:span text:style-name="Source_20_Text"><text:span text:style-name="T10"> RDS_HOSTNAME=</text:span></text:span><text:span text:style-name="Source_20_Text"><text:span text:style-name="T16">mysql</text:span></text:span><text:span text:style-name="Source_20_Text"><text:span text:style-name="T10"> project-</text:span></text:span><text:span text:style-name="Source_20_Text"><text:span text:style-name="T16">mgmt</text:span></text:span><text:span text:style-name="Source_20_Text"><text:span text:style-name="T10">-service:0.0.1-RELEASE</text:span></text:span></text:p>
      <text:p text:style-name="P18"><text:span text:style-name="Source_20_Text"><text:span text:style-name="T17">Docker-compose installation is required to run both docker container using one simple command</text:span></text:span></text:p>
      <text:list xml:id="list209716495" text:style-name="WWNum6">
        <text:list-item>
          <text:p text:style-name="P19"><text:span text:style-name="Source_20_Text"><text:span text:style-name="T10">Download the docker-compose tool</text:span></text:span></text:p>
        </text:list-item>
        <text:list-item>
          <text:p text:style-name="P17"><text:span text:style-name="Source_20_Text"><text:span text:style-name="T10">Run this command to download the current stable release of Docker Compose:</text:span></text:span></text:p>
        </text:list-item>
      </text:list>
      <text:p text:style-name="P18"><text:soft-page-break/><text:span text:style-name="Source_20_Text">sudo curl -L "https://github.com/docker/compose/releases/download/1.27.4/docker-compose-$(uname -s)-$(uname -m)" -o /usr/local/bin/docker-compose</text:span></text:p>
      <text:list xml:id="list220820445070486" text:continue-numbering="true" text:style-name="WWNum6">
        <text:list-item>
          <text:p text:style-name="P17"><text:span text:style-name="Source_20_Text"><text:span text:style-name="T10">Apply executable permissions to the binary:</text:span></text:span></text:p>
        </text:list-item>
      </text:list>
      <text:p text:style-name="P18"><text:span text:style-name="Source_20_Text"><text:tab/>sudo chmod +x /usr/local/bin/docker-compose</text:span></text:p>
      <text:list xml:id="list220820362894212" text:continue-numbering="true" text:style-name="WWNum6">
        <text:list-item>
          <text:p text:style-name="P19"><text:span text:style-name="Source_20_Text"><text:span text:style-name="T10">If the command </text:span></text:span><text:span text:style-name="Source_20_Text"><text:span text:style-name="T20">docker-compose</text:span></text:span><text:span text:style-name="Source_20_Text"><text:span text:style-name="T10"> fails after installation, check your path. You can also create a symbolic link to /usr/bin or any other directory in your path.</text:span></text:span></text:p>
        </text:list-item>
      </text:list>
      <text:p text:style-name="P21"><text:span text:style-name="Source_20_Text"><text:span text:style-name="T10">sudo ln -s /usr/local/bin/docker-compose /usr/bin/docker-compose</text:span></text:span></text:p>
      <text:list xml:id="list220820442643491" text:continue-numbering="true" text:style-name="WWNum6">
        <text:list-item>
          <text:p text:style-name="P17"><text:span text:style-name="Source_20_Text"><text:span text:style-name="T10">Test the installation.</text:span></text:span></text:p>
        </text:list-item>
      </text:list>
      <text:p text:style-name="P18"><text:span text:style-name="Source_20_Text"><text:span text:style-name="T7"><text:tab/>$ docker-compose --version</text:span></text:span></text:p>
      <text:p text:style-name="P18"><text:span text:style-name="Source_20_Text"><text:span text:style-name="T17">Following are the steps to run both docker container using one simple command</text:span></text:span></text:p>
      <text:list xml:id="list2604773067" text:style-name="WWNum7">
        <text:list-item>
          <text:p text:style-name="P20"><text:span text:style-name="Source_20_Text"><text:span text:style-name="T10">Create docker-compose.yaml file in the project-mgmt-service project with the following contents:</text:span></text:span></text:p>
        </text:list-item>
        <text:list-item>
          <text:p text:style-name="P20"><text:span text:style-name="Source_20_Text"><text:span text:style-name="T10">Run the following command from project-mgmt-service location.</text:span></text:span></text:p>
        </text:list-item>
      </text:list>
      <text:p text:style-name="P21"><text:span text:style-name="Source_20_Text"><text:span text:style-name="T10">cd /home/rajiv/git/BJJD-Kubernetes/project-mgmt-service </text:span></text:span></text:p>
      <text:p text:style-name="P21"><text:span text:style-name="Source_20_Text"><text:span text:style-name="T13">rajiv@rajiv-VirtualBox:~/git/BJJD-Kubernetes/project-mgmt-service$ </text:span></text:span><text:span text:style-name="Source_20_Text"><text:span text:style-name="T19">docker-compose up</text:span></text:span></text:p>
      <text:p text:style-name="P22"/>
      <text:list xml:id="list220820262456873" text:continue-numbering="true" text:style-name="WWNum7">
        <text:list-item>
          <text:p text:style-name="P20"><text:span text:style-name="T7">It will start the mysql and then run the application and after that we can use the application</text:span> </text:p>
        </text:list-item>
      </text:list>
      <text:p text:style-name="Standard"><text:span text:style-name="T1">PHASE 3: Using kompose to </text:span><text:bookmark-start text:name="__DdeLink__150_1064851803"/><text:span text:style-name="T1">push and run docker images of MySQL and microservices in Kubernetes cluster</text:span><text:bookmark-end text:name="__DdeLink__150_1064851803"/></text:p>
      <text:p text:style-name="P1"/>
      <text:p text:style-name="P1"/>
      <text:p text:style-name="P18"><text:span text:style-name="Source_20_Text"><text:span text:style-name="T18">kompose installation is required to push and run docker images of MySQL and microservices in Kubernetes cluste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erif1" svg:font-family="'Liberation Serif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Georgia" fo:font-family="Georgia" style:font-family-generic="roman" style:font-pitch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23:47:00</meta:creation-date>
    <dc:language>en-IN</dc:language>
    <dc:date>2021-01-14T22:54:56</dc:date>
    <meta:editing-cycles>8</meta:editing-cycles>
    <meta:editing-duration>PT37M</meta:editing-duration>
    <meta:generator>LibreOffice/6.0.7.3$Linux_X86_64 LibreOffice_project/00m0$Build-3</meta:generator>
    <meta:document-statistic meta:table-count="0" meta:image-count="0" meta:object-count="0" meta:page-count="2" meta:paragraph-count="45" meta:word-count="407" meta:character-count="3056" meta:non-whitespace-character-count="2716"/>
  </office:meta>
</office:document-meta>
</file>